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7b92" officeooo:paragraph-rsid="001c7b92" style:font-weight-asian="bold" style:font-weight-complex="bold"/>
    </style:style>
    <style:style style:name="P2" style:family="paragraph" style:parent-style-name="Standard">
      <style:text-properties fo:font-weight="normal" officeooo:rsid="001c7b92" officeooo:paragraph-rsid="001c7b92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da872" officeooo:paragraph-rsid="001da872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weight="normal" officeooo:rsid="001da872" officeooo:paragraph-rsid="001da872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da872" officeooo:paragraph-rsid="001dbfd1" style:font-weight-asian="normal" style:font-weight-complex="normal"/>
    </style:style>
    <style:style style:name="T1" style:family="text">
      <style:text-properties officeooo:rsid="001dbf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untes de Aspectos Legales?</text:p>
      <text:p text:style-name="P2"><text:tab/></text:p>
      <text:p text:style-name="P5">L<text:span text:style-name="T1">ey de Propiedad Intelectual: Real Decreto Legislativo 1/1996.</text:span></text:p>
      <text:list xml:id="list3702722651" text:style-name="L1">
        <text:list-item>
          <text:p text:style-name="P4">Directivas europeas de 2014/2017.</text:p>
          <text:list>
            <text:list-item>
              <text:p text:style-name="P4">Plazo de transposición de la directiva a norma nacional. En España casi se acaban los plazos → Real Decreto Ley en 2018.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30T12:11:28.703000000</meta:creation-date>
    <dc:date>2019-09-30T13:20:53.736000000</dc:date>
    <meta:editing-duration>PT54M2S</meta:editing-duration>
    <meta:editing-cycles>2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5" meta:word-count="40" meta:character-count="246" meta:non-whitespace-character-count="211"/>
  </office:meta>
</office:document-meta>
</file>